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s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er artículo “Continuous Integration” y responder en el entorno virtual</text:p>
          </table:table-cell>
          <table:table-cell office:value-type="date" office:date-value="2013-05-22">
            <text:p>22/05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 table:number-rows-repeated="8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5-23T10:19:59</dc:date>
    <dc:creator>Mariano </dc:creator>
    <meta:editing-duration>PT11M54S</meta:editing-duration>
    <meta:editing-cycles>14</meta:editing-cycles>
    <meta:document-statistic meta:table-count="3" meta:cell-count="60" meta:object-count="0"/>
  </office:meta>
</office:document-meta>
</file>